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svg:stroke-linecap="butt" draw:fill="solid" draw:fill-color="#f2d11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.018cm" svg:stroke-color="#0d0d0d" svg:stroke-linecap="butt" draw:fill="solid" draw:fill-color="#ffb900" draw:textarea-vertical-align="middle" draw:auto-grow-height="false" draw:fit-to-size="false" style:shrink-to-fit="false" fo:min-height="0cm" fo:min-width="1.024cm" fo:padding-top="0.9cm" fo:padding-bottom="0.125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solid" svg:stroke-width="0.018cm" svg:stroke-color="#0d0d0d" svg:stroke-linecap="butt" draw:fill="solid" draw:fill-color="#ffb900" draw:textarea-vertical-align="middle" draw:auto-grow-height="false" draw:fit-to-size="false" style:shrink-to-fit="false" fo:min-height="0.774cm" fo:min-width="0.524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774cm" fo:min-width="0.524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6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4cm" fo:padding-bottom="0cm" fo:padding-left="0.05cm" fo:padding-right="0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06cm" fo:padding-bottom="0cm" fo:padding-left="0cm" fo:padding-right="0cm" fo:wrap-option="wrap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2d115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ffb9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b900"/>
      <style:paragraph-properties fo:text-align="center" style:font-independent-line-spacing="true"/>
      <style:text-properties fo:font-size="18pt"/>
    </style:style>
    <style:style style:name="P5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solid" draw:fill-color="#acd1d8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Calibri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25% 58%" style:font-name="Calibri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Ellipse 3" draw:style-name="gr1" draw:text-style-name="P1" draw:layer="layout" svg:width="0.799cm" svg:height="0.799cm" svg:x="2.699cm" svg:y="1.724cm">
          <text:p text:style-name="P2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1" draw:text-style-name="P1" draw:layer="layout" svg:width="0.799cm" svg:height="0.799cm" svg:x="2.699cm" svg:y="2.724cm">
          <text:p text:style-name="P2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" draw:text-style-name="P1" draw:layer="layout" svg:width="0.799cm" svg:height="0.799cm" svg:x="2.699cm" svg:y="3.724cm">
          <text:p text:style-name="P2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1" draw:text-style-name="P1" draw:layer="layout" svg:width="0.799cm" svg:height="0.799cm" svg:x="2.699cm" svg:y="4.724cm">
          <text:p text:style-name="P2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" draw:text-style-name="P1" draw:layer="layout" svg:width="0.799cm" svg:height="0.799cm" svg:x="2.699cm" svg:y="5.725cm">
          <text:p text:style-name="P2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1" draw:text-style-name="P1" draw:layer="layout" svg:width="0.799cm" svg:height="0.799cm" svg:x="2.699cm" svg:y="6.725cm">
          <text:p text:style-name="P2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1" draw:text-style-name="P1" draw:layer="layout" svg:width="0.799cm" svg:height="0.799cm" svg:x="2.699cm" svg:y="7.725cm">
          <text:p text:style-name="P2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" draw:text-style-name="P1" draw:layer="layout" svg:width="0.799cm" svg:height="0.799cm" svg:x="2.699cm" svg:y="8.725cm">
          <text:p text:style-name="P2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1" draw:text-style-name="P1" draw:layer="layout" svg:width="0.799cm" svg:height="0.799cm" svg:x="2.699cm" svg:y="9.725cm">
          <text:p text:style-name="P2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12" draw:style-name="gr2" draw:text-style-name="P3" draw:layer="layout" svg:width="1.023cm" svg:height="1.023cm" svg:x="1.499cm" svg:y="11.253cm">
          <text:p text:style-name="P2"><text:span text:style-name="T1">W</text:span><text:span text:style-name="T2">11</text:span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3" draw:text-style-name="P4" draw:layer="layout" svg:width="1.023cm" svg:height="1.023cm" svg:x="2.523cm" svg:y="11.2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4" draw:text-style-name="P1" draw:layer="layout" svg:width="1.023cm" svg:height="1.023cm" svg:x="3.547cm" svg:y="11.2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3" draw:text-style-name="P4" draw:layer="layout" svg:width="1.023cm" svg:height="1.023cm" svg:x="1.499cm" svg:y="12.2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" draw:style-name="gr3" draw:text-style-name="P4" draw:layer="layout" svg:width="1.023cm" svg:height="1.023cm" svg:x="2.523cm" svg:y="12.2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4" draw:text-style-name="P1" draw:layer="layout" svg:width="1.023cm" svg:height="1.023cm" svg:x="3.547cm" svg:y="12.2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" draw:style-name="gr4" draw:text-style-name="P1" draw:layer="layout" svg:width="1.023cm" svg:height="1.023cm" svg:x="1.499cm" svg:y="13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" draw:style-name="gr4" draw:text-style-name="P1" draw:layer="layout" svg:width="1.023cm" svg:height="1.023cm" svg:x="2.523cm" svg:y="13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" draw:style-name="gr4" draw:text-style-name="P1" draw:layer="layout" svg:width="1.023cm" svg:height="1.023cm" svg:x="3.547cm" svg:y="13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" draw:style-name="gr5" draw:text-style-name="P5" draw:layer="layout" svg:width="0.799cm" svg:height="0.799cm" svg:x="13.9cm" svg:y="3.924cm">
          <text:p text:style-name="P2"><text:span text:style-name="T4">s</text:span><text:span text:style-name="T5">1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6" draw:text-style-name="P5" draw:layer="layout" svg:width="0.799cm" svg:height="0.799cm" svg:x="13.9cm" svg:y="5.325cm">
          <text:p text:style-name="P2"><text:span text:style-name="T4">s</text:span><text:span text:style-name="T5">1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" draw:style-name="gr7" draw:text-style-name="P5" draw:layer="layout" svg:width="0.799cm" svg:height="0.799cm" svg:x="13.9cm" svg:y="6.725cm">
          <text:p text:style-name="P2"><text:span text:style-name="T4">s</text:span><text:span text:style-name="T5">2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" draw:style-name="gr8" draw:text-style-name="P5" draw:layer="layout" svg:width="0.799cm" svg:height="0.799cm" svg:x="13.9cm" svg:y="8.125cm">
          <text:p text:style-name="P2"><text:span text:style-name="T4">s</text:span><text:span text:style-name="T5">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" draw:style-name="gr9" draw:text-style-name="P6" draw:layer="layout" svg:width="25.399cm" svg:height="1.269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" draw:text-style-name="P6" draw:layer="layout" svg:width="25.399cm" svg:height="1.269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6" draw:layer="layout" svg:width="25.399cm" svg:height="1.269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5">
          <draw:custom-shape draw:name="Rechteck 56" draw:style-name="gr10" draw:text-style-name="P5" draw:layer="layout" svg:width="1.023cm" svg:height="1.023cm" svg:x="13.052cm" svg:y="11.25cm">
            <text:p text:style-name="P2"><text:span text:style-name="T1">s</text:span><text:span text:style-name="T2">11</text:span></text:p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7" draw:style-name="gr11" draw:text-style-name="P8" draw:layer="layout" svg:width="1.023cm" svg:height="1.023cm" svg:x="14.076cm" svg:y="11.25cm">
            <text:p text:style-name="P7"><text:span text:style-name="T1">s</text:span><text:span text:style-name="T2">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8" draw:style-name="gr12" draw:text-style-name="P5" draw:layer="layout" svg:width="1.023cm" svg:height="1.023cm" svg:x="13.052cm" svg:y="12.274cm">
            <text:p text:style-name="P2"><text:span text:style-name="T1">s</text:span><text:span text:style-name="T2">12</text:span></text:p>
            <text:p text:style-name="P2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" draw:style-name="gr13" draw:text-style-name="P8" draw:layer="layout" svg:width="1.023cm" svg:height="1.023cm" svg:x="14.076cm" svg:y="12.274cm">
            <text:p text:style-name="P7"><text:span text:style-name="T1">s</text:span><text:span text:style-name="T2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24</meta:editing-cycles>
    <meta:creation-date>2017-01-09T19:15:28</meta:creation-date>
    <dc:date>2021-11-05T13:27:58.477005017</dc:date>
    <meta:editing-duration>PT41S</meta:editing-duration>
    <meta:generator>LibreOffice/6.4.3.2$Linux_X86_64 LibreOffice_project/40$Build-2</meta:generator>
    <meta:document-statistic meta:object-count="5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